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20c7a7" officeooo:paragraph-rsid="000afc5c"/>
    </style:style>
    <style:style style:name="P3" style:family="paragraph" style:parent-style-name="Text_20_body">
      <style:text-properties officeooo:rsid="000909ac"/>
    </style:style>
    <style:style style:name="P4" style:family="paragraph" style:parent-style-name="Standard">
      <style:text-properties style:font-name="Trebuchet MS" officeooo:rsid="000909ac"/>
    </style:style>
    <style:style style:name="P5" style:family="paragraph" style:parent-style-name="Table_20_Contents">
      <style:text-properties style:font-name="Trebuchet MS" officeooo:rsid="000909ac" officeooo:paragraph-rsid="000909ac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0d2b30"/>
    </style:style>
    <style:style style:name="P8" style:family="paragraph" style:parent-style-name="Text_20_body" style:list-style-name="L1">
      <style:text-properties officeooo:paragraph-rsid="000e74c3"/>
    </style:style>
    <style:style style:name="P9" style:family="paragraph" style:parent-style-name="Text_20_body" style:list-style-name="L1">
      <style:text-properties officeooo:rsid="0007814d" officeooo:paragraph-rsid="000e74c3"/>
    </style:style>
    <style:style style:name="P10" style:family="paragraph" style:parent-style-name="Text_20_body" style:list-style-name="L1">
      <style:text-properties officeooo:rsid="00168f16" officeooo:paragraph-rsid="00173b10"/>
    </style:style>
    <style:style style:name="P11" style:family="paragraph" style:parent-style-name="Text_20_body" style:list-style-name="L1">
      <style:text-properties officeooo:rsid="00163499" officeooo:paragraph-rsid="00163499"/>
    </style:style>
    <style:style style:name="P12" style:family="paragraph" style:parent-style-name="Table_20_Contents">
      <style:text-properties style:font-name="Times New Roman Special G1" fo:font-size="12pt" fo:font-weight="bold" officeooo:rsid="00145115" officeooo:paragraph-rsid="00173b10" style:font-size-asian="12pt" style:font-weight-asian="bold" style:font-size-complex="12pt" style:font-weight-complex="bold"/>
    </style:style>
    <style:style style:name="T1" style:family="text">
      <style:text-properties fo:font-style="italic" officeooo:rsid="00145115" style:font-style-asian="italic" style:font-style-complex="italic"/>
    </style:style>
    <style:style style:name="T2" style:family="text">
      <style:text-properties officeooo:rsid="0007814d"/>
    </style:style>
    <style:style style:name="T3" style:family="text">
      <style:text-properties officeooo:rsid="000afc5c"/>
    </style:style>
    <style:style style:name="T4" style:family="text">
      <style:text-properties style:text-underline-style="none" officeooo:rsid="0007814d"/>
    </style:style>
    <style:style style:name="T5" style:family="text">
      <style:text-properties officeooo:rsid="000d2b30"/>
    </style:style>
    <style:style style:name="T6" style:family="text">
      <style:text-properties officeooo:rsid="00145115"/>
    </style:style>
    <style:style style:name="T7" style:family="text">
      <style:text-properties officeooo:rsid="00163499"/>
    </style:style>
    <style:style style:name="T8" style:family="text">
      <style:text-properties officeooo:rsid="00173b1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12"><text:span text:style-name="T8">Elimina Tirocinante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2"><text:span text:style-name="T6">Federica</text:span><text:span text:style-name="T3"> - </text:span><text:span text:style-name="T1">impiegata</text:span>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8372313" text:style-name="L1">
              <text:list-item>
                <text:p text:style-name="P6"><text:span text:style-name="T6">Federica</text:span><text:span text:style-name="T5"> s</text:span>i connette alla rete.</text:p>
              </text:list-item>
              <text:list-item>
                <text:p text:style-name="P6"><text:span text:style-name="T2">Accede al sito </text:span><text:span text:style-name="T4">dell'asilo Mazzetti.</text:span></text:p>
              </text:list-item>
              <text:list-item>
                <text:p text:style-name="P7"><text:span text:style-name="T6">Federica</text:span><text:span text:style-name="T2"> inserisce </text:span><text:span text:style-name="T5">username e password per la sua autenticazione</text:span></text:p>
              </text:list-item>
              <text:list-item>
                <text:p text:style-name="P9">Il sistema mostra una schermata con tutte le possibili operazioni</text:p>
              </text:list-item>
              <text:list-item>
                <text:p text:style-name="P8"><text:span text:style-name="T6">Federica</text:span><text:span text:style-name="T2"> </text:span><text:span text:style-name="T6">sceglie l'area del sito riguardante la gestione dei tirocinanti e </text:span><text:span text:style-name="T2">clicca su “</text:span><text:span text:style-name="T7">Elimina </text:span><text:span text:style-name="T6">Tirocinanti</text:span><text:span text:style-name="T2">”</text:span></text:p>
              </text:list-item>
              <text:list-item>
                <text:p text:style-name="P10"><text:span text:style-name="T2">Il sistema mostra l'elenco dei tirocinanti associati all'asilo </text:span><text:span text:style-name="T7">Mazzetti</text:span></text:p>
              </text:list-item>
              <text:list-item>
                <text:p text:style-name="P10"><text:span text:style-name="T8">Federica</text:span><text:span text:style-name="T2"> selezion</text:span><text:span text:style-name="T8">a</text:span><text:span text:style-name="T2"> la tirocinante “</text:span><text:span text:style-name="T7">Mena De Rosa</text:span><text:span text:style-name="T2">” </text:span><text:span text:style-name="T7">e sottomette al sistema</text:span></text:p>
              </text:list-item>
              <text:list-item>
                <text:p text:style-name="P11">Il sistema mostra un avviso di conferma per l'operazione da effettuare</text:p>
              </text:list-item>
              <text:list-item>
                <text:p text:style-name="P11">Federica conferma l'eliminazione</text:p>
              </text:list-item>
              <text:list-item>
                <text:p text:style-name="P11">Il sistema elimina i dati relativi alla tirocinante e notifica l'avvenuta cancellazione</text:p>
              </text:list-item>
              <text:list-item>
                <text:p text:style-name="P6"><text:span text:style-name="T6">Federica</text:span> si disconnette dal sistema</text:p>
              </text:list-item>
            </text:list>
          </table:table-cell>
        </table:table-row>
      </table:table>
      <text:p text:style-name="P4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 Special G1" svg:font-family="'Times New Roman Special G1'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20:33:37.07</meta:creation-date>
    <dc:date>2012-10-16T18:24:29.84</dc:date>
    <meta:editing-duration>PT4H32M56S</meta:editing-duration>
    <meta:editing-cycles>11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6" meta:word-count="120" meta:character-count="797" meta:non-whitespace-character-count="703"/>
  </office:meta>
</office:document-meta>
</file>